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automatic-styles/>
  <office:body>
    <office:text>
      <text:h text:style-name="Titulo" text:outline-level="1">Octavio</text:h>
      <text:h text:style-name="Subtitulo" text:outline-level="2">Estudios</text:h>
      <text:p>Ingeniero de Sistemas - UBA</text:p>
      <text:p>Especialización en Inteligencia Artificial - FIUBA</text:p>
      <text:h text:style-name="Subtitulo" text:outline-level="2">Experiencia</text:h>
      <text:p>Analista de Datos - Empresa DataTech</text:p>
      <text:p>Ingeniero de Software - Empresa TechInnovators</text:p>
      <text:h text:style-name="Subtitulo" text:outline-level="2">Habilidades</text:h>
      <text:p>Apache</text:p>
      <text:p>Spark</text:p>
      <text:p>Hadoop</text:p>
      <text:p>Kafka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styles>
    <style:style style:name="Titulo" style:family="paragraph" style:display-name="Titulo">
      <style:text-properties fo:font-size="24pt" fo:font-weight="bold"/>
    </style:style>
    <style:style style:name="Subtitulo" style:family="paragraph" style:display-name="Subtitulo">
      <style:text-properties fo:font-size="14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meta>
    <meta:generator>ODFPY/1.4.1</meta:generator>
  </office:meta>
</office:document-meta>
</file>